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swiss"/>
    <style:font-face style:name="Liberation Mono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2.8307in"/>
    </style:style>
    <style:style style:name="co5" style:family="table-column">
      <style:table-column-properties fo:break-before="auto" style:column-width="6.3791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3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ackground-color="#7fff00"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7fff00"/>
    </style:style>
    <style:style style:name="ce2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ackground-color="#7fff00"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7fff00"/>
    </style:style>
    <style:style style:name="ce3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3" office:value-type="string" calcext:value-type="string">
            <text:p>VA.0343.0600</text:p>
          </table:table-cell>
          <table:table-cell table:style-name="ce26" office:value-type="string" calcext:value-type="string">
            <text:p>VARILLAS 3.43 mm x 6 mt ( alambre estriado )</text:p>
          </table:table-cell>
          <table:table-cell table:style-name="ce28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343.0600L</text:p>
          </table:table-cell>
          <table:table-cell table:style-name="ce26" office:value-type="string" calcext:value-type="string">
            <text:p>VARILLAS 3.43 mm x 6 mt ( alambre liso )</text:p>
          </table:table-cell>
          <table:table-cell table:style-name="ce28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360.0600</text:p>
          </table:table-cell>
          <table:table-cell table:style-name="ce26" office:value-type="string" calcext:value-type="string">
            <text:p>VARILLAS 3.60 mm x 6 mt ( alambre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360.0600L</text:p>
          </table:table-cell>
          <table:table-cell table:style-name="ce26" office:value-type="string" calcext:value-type="string">
            <text:p>VARILLAS 3.60 mm x 6 mt ( alambre lis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400.0600</text:p>
          </table:table-cell>
          <table:table-cell table:style-name="ce26" office:value-type="string" calcext:value-type="string">
            <text:p>VARILLAS 4,0 mm x 6 mt ( alambre estriado )</text:p>
          </table:table-cell>
          <table:table-cell table:style-name="ce28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400.0600L</text:p>
          </table:table-cell>
          <table:table-cell table:style-name="ce26" office:value-type="string" calcext:value-type="string">
            <text:p>VARILLAS 4.00 mm x 6 mt ( alambre liso )</text:p>
          </table:table-cell>
          <table:table-cell table:style-name="ce28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450.0600</text:p>
          </table:table-cell>
          <table:table-cell table:style-name="ce26" office:value-type="string" calcext:value-type="string">
            <text:p>VARILLAS 4,5 mm x 6 mt ( alambre estriado )</text:p>
          </table:table-cell>
          <table:table-cell table:style-name="ce2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480.0600</text:p>
          </table:table-cell>
          <table:table-cell table:style-name="ce26" office:value-type="string" calcext:value-type="string">
            <text:p>VARILLAS 4,8 mm x 6 mt ( alambre estriado )</text:p>
          </table:table-cell>
          <table:table-cell table:style-name="ce28"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500.0600</text:p>
          </table:table-cell>
          <table:table-cell table:style-name="ce26" office:value-type="string" calcext:value-type="string">
            <text:p>VARILLAS 5,0 mm x 6 mt <text:s/>( alambre estriado )</text:p>
          </table:table-cell>
          <table:table-cell table:style-name="ce28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520.0600</text:p>
          </table:table-cell>
          <table:table-cell table:style-name="ce26" office:value-type="string" calcext:value-type="string">
            <text:p>VARILLAS 5,2 mm x 6 mt ( alambre estriado )</text:p>
          </table:table-cell>
          <table:table-cell table:style-name="ce28"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520.0600L</text:p>
          </table:table-cell>
          <table:table-cell table:style-name="ce26" office:value-type="string" calcext:value-type="string">
            <text:p>VARILLAS 5.2 mm x 6 mt ( alambre liso )</text:p>
          </table:table-cell>
          <table:table-cell table:style-name="ce28"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550.0600</text:p>
          </table:table-cell>
          <table:table-cell table:style-name="ce26" office:value-type="string" calcext:value-type="string">
            <text:p>VARILLAS 5,5 mm x 6 mt ( alambre estriado )</text:p>
          </table:table-cell>
          <table:table-cell table:style-name="ce28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600.0600</text:p>
          </table:table-cell>
          <table:table-cell table:style-name="ce26" office:value-type="string" calcext:value-type="string">
            <text:p>VARILLAS 6.00 mm x 6 mt ( alambre estriado )</text:p>
          </table:table-cell>
          <table:table-cell table:style-name="ce28"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600.0600L</text:p>
          </table:table-cell>
          <table:table-cell table:style-name="ce26" office:value-type="string" calcext:value-type="string">
            <text:p>VARILLAS 6.0 mm x 6 mt ( alambre liso )</text:p>
          </table:table-cell>
          <table:table-cell table:style-name="ce28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650.0600</text:p>
          </table:table-cell>
          <table:table-cell table:style-name="ce26" office:value-type="string" calcext:value-type="string">
            <text:p>VARILLAS 6,5 mm x 6 mt <text:s/>( alambre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700.0600</text:p>
          </table:table-cell>
          <table:table-cell table:style-name="ce26" office:value-type="string" calcext:value-type="string">
            <text:p>VARILLAS 7,0 mm x 6 mt ( alambre estriado )</text:p>
          </table:table-cell>
          <table:table-cell table:style-name="ce28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700.0600L</text:p>
          </table:table-cell>
          <table:table-cell table:style-name="ce26" office:value-type="string" calcext:value-type="string">
            <text:p>VARILLAS 7.0 mm x 6 mt ( alambre liso )</text:p>
          </table:table-cell>
          <table:table-cell table:style-name="ce28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800.0600</text:p>
          </table:table-cell>
          <table:table-cell table:style-name="ce26" office:value-type="string" calcext:value-type="string">
            <text:p>VARILLAS 8,0 mm x 6 mt ( alambre estriado )</text:p>
          </table:table-cell>
          <table:table-cell table:style-name="ce28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800.0600L</text:p>
          </table:table-cell>
          <table:table-cell table:style-name="ce26" office:value-type="string" calcext:value-type="string">
            <text:p>VARILLAS 8.0 mm x 6 mt ( alambre liso )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900.0600</text:p>
          </table:table-cell>
          <table:table-cell table:style-name="ce26" office:value-type="string" calcext:value-type="string">
            <text:p>VARILLAS 9,0 mm x 6 mt ( alambre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5" office:value-type="string" calcext:value-type="string">
            <text:p>VA.0900.0600L</text:p>
          </table:table-cell>
          <table:table-cell table:style-name="ce26" office:value-type="string" calcext:value-type="string">
            <text:p>VARILLAS 9,0 mm x 6 mt ( alambre liso )</text:p>
          </table:table-cell>
          <table:table-cell table:style-name="ce28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P.400</text:p>
          </table:table-cell>
          <table:table-cell table:style-name="ce26" office:value-type="string" calcext:value-type="string">
            <text:p>ALAMBRE PUAS DESICA 400 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P.500</text:p>
          </table:table-cell>
          <table:table-cell table:style-name="ce26" office:value-type="string" calcext:value-type="string">
            <text:p>ALAMBRE PUAS DESICA 500 m</text:p>
          </table:table-cell>
          <table:table-cell table:style-name="ce28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AP.400</text:p>
          </table:table-cell>
          <table:table-cell table:style-name="ce26" office:value-type="string" calcext:value-type="string">
            <text:p>ALAMBRE PUAS DESICA 400 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AP.500</text:p>
          </table:table-cell>
          <table:table-cell table:style-name="ce26" office:value-type="string" calcext:value-type="string">
            <text:p>ALAMBRE PUAS DESICA 500 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ALAMBRE.17</text:p>
          </table:table-cell>
          <table:table-cell table:style-name="ce26" office:value-type="string" calcext:value-type="string">
            <text:p>ALAMBRE DULCE ( calibre <text:s/>) 17 mm</text:p>
          </table:table-cell>
          <table:table-cell table:style-name="ce29" office:value-type="float" office:value="3578" calcext:value-type="float">
            <text:p>35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343</text:p>
          </table:table-cell>
          <table:table-cell table:style-name="ce26" office:value-type="string" calcext:value-type="string">
            <text:p>ALAMBRE EN BOBINA DIAM 3,43 <text:s/>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450</text:p>
          </table:table-cell>
          <table:table-cell table:style-name="ce26" office:value-type="string" calcext:value-type="string">
            <text:p>ALAMBRE EN BOBINA 4,50 mm <text:s/>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450L</text:p>
          </table:table-cell>
          <table:table-cell table:style-name="ce26" office:value-type="string" calcext:value-type="string">
            <text:p>ALAMBRE EN BOBINA 4,50 mm LI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480</text:p>
          </table:table-cell>
          <table:table-cell table:style-name="ce26" office:value-type="string" calcext:value-type="string">
            <text:p>ALAMBRE EN BOBINA 4,8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500</text:p>
          </table:table-cell>
          <table:table-cell table:style-name="ce26" office:value-type="string" calcext:value-type="string">
            <text:p>ALAMBRE EN BOBINA 5,00 mm <text:s/>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500L</text:p>
          </table:table-cell>
          <table:table-cell table:style-name="ce26" office:value-type="string" calcext:value-type="string">
            <text:p>ALAMBRE EN BOBINA 5,00 mm LI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520</text:p>
          </table:table-cell>
          <table:table-cell table:style-name="ce26" office:value-type="string" calcext:value-type="string">
            <text:p>ALAMBRE EN BOBINA 5,20 mm <text:s/>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520L</text:p>
          </table:table-cell>
          <table:table-cell table:style-name="ce26" office:value-type="string" calcext:value-type="string">
            <text:p>ALAMBRE EN BOBINA 5,20 mm LI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600</text:p>
          </table:table-cell>
          <table:table-cell table:style-name="ce26" office:value-type="string" calcext:value-type="string">
            <text:p>ALAMBRE EN BOBINA 6,00 mm <text:s/>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650</text:p>
          </table:table-cell>
          <table:table-cell table:style-name="ce26" office:value-type="string" calcext:value-type="string">
            <text:p>ALAMBRE EN BOBINA 6,50 mm 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650L</text:p>
          </table:table-cell>
          <table:table-cell table:style-name="ce26" office:value-type="string" calcext:value-type="string">
            <text:p>ALAMBRE EN BOBINA 6,50 mm LI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700</text:p>
          </table:table-cell>
          <table:table-cell table:style-name="ce26" office:value-type="string" calcext:value-type="string">
            <text:p>ALAMBRE EN BOBINA 7,00 mm 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AT.0800L</text:p>
          </table:table-cell>
          <table:table-cell table:style-name="ce26" office:value-type="string" calcext:value-type="string">
            <text:p>ALAMBRE EN BOBINA 8,00 mm LI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2" office:value-type="float" office:value="1000040" calcext:value-type="float">
            <text:p>1000040</text:p>
          </table:table-cell>
          <table:table-cell office:value-type="float" office:value="10000031" calcext:value-type="float">
            <text:p>10000031</text:p>
          </table:table-cell>
          <table:table-cell table:style-name="ce26" office:value-type="string" calcext:value-type="string">
            <text:p>AL.0500</text:p>
          </table:table-cell>
          <table:table-cell table:style-name="ce26" office:value-type="string" calcext:value-type="string">
            <text:p>ALAMBRON @ 5,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2" office:value-type="float" office:value="1000040" calcext:value-type="float">
            <text:p>1000040</text:p>
          </table:table-cell>
          <table:table-cell table:style-name="ce22" office:value-type="float" office:value="1000031" calcext:value-type="float">
            <text:p>1000031</text:p>
          </table:table-cell>
          <table:table-cell table:style-name="ce26" office:value-type="string" calcext:value-type="string">
            <text:p>AL.0550</text:p>
          </table:table-cell>
          <table:table-cell table:style-name="ce26" office:value-type="string" calcext:value-type="string">
            <text:p>ALAMBRON @ 5,5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2" office:value-type="float" office:value="1000040" calcext:value-type="float">
            <text:p>1000040</text:p>
          </table:table-cell>
          <table:table-cell table:style-name="ce22" office:value-type="float" office:value="1000031" calcext:value-type="float">
            <text:p>1000031</text:p>
          </table:table-cell>
          <table:table-cell table:style-name="ce26" office:value-type="string" calcext:value-type="string">
            <text:p>AL.0600</text:p>
          </table:table-cell>
          <table:table-cell table:style-name="ce26" office:value-type="string" calcext:value-type="string">
            <text:p>ALAMBRON @ 6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2" office:value-type="float" office:value="1000040" calcext:value-type="float">
            <text:p>1000040</text:p>
          </table:table-cell>
          <table:table-cell table:style-name="ce22" office:value-type="float" office:value="1000031" calcext:value-type="float">
            <text:p>1000031</text:p>
          </table:table-cell>
          <table:table-cell table:style-name="ce26" office:value-type="string" calcext:value-type="string">
            <text:p>AL.0650</text:p>
          </table:table-cell>
          <table:table-cell table:style-name="ce26" office:value-type="string" calcext:value-type="string">
            <text:p>ALAMBRON <text:s/>@ 6.5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2" office:value-type="float" office:value="1000040" calcext:value-type="float">
            <text:p>1000040</text:p>
          </table:table-cell>
          <table:table-cell table:style-name="ce22" office:value-type="float" office:value="1000031" calcext:value-type="float">
            <text:p>1000031</text:p>
          </table:table-cell>
          <table:table-cell table:style-name="ce26" office:value-type="string" calcext:value-type="string">
            <text:p>AL.0700</text:p>
          </table:table-cell>
          <table:table-cell table:style-name="ce26" office:value-type="string" calcext:value-type="string">
            <text:p>ALAMBRON @ 7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2" office:value-type="float" office:value="1000040" calcext:value-type="float">
            <text:p>1000040</text:p>
          </table:table-cell>
          <table:table-cell table:style-name="ce22" office:value-type="float" office:value="1000031" calcext:value-type="float">
            <text:p>1000031</text:p>
          </table:table-cell>
          <table:table-cell table:style-name="ce26" office:value-type="string" calcext:value-type="string">
            <text:p>AL.0800</text:p>
          </table:table-cell>
          <table:table-cell table:style-name="ce26" office:value-type="string" calcext:value-type="string">
            <text:p>ALAMBRON @ 8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2" office:value-type="float" office:value="1000040" calcext:value-type="float">
            <text:p>1000040</text:p>
          </table:table-cell>
          <table:table-cell table:style-name="ce22" office:value-type="float" office:value="1000031" calcext:value-type="float">
            <text:p>1000031</text:p>
          </table:table-cell>
          <table:table-cell table:style-name="ce26" office:value-type="string" calcext:value-type="string">
            <text:p>AL.0900</text:p>
          </table:table-cell>
          <table:table-cell table:style-name="ce26" office:value-type="string" calcext:value-type="string">
            <text:p>ALAMBRON @ 9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BA.10.06</text:p>
          </table:table-cell>
          <table:table-cell table:style-name="ce26" office:value-type="string" calcext:value-type="string">
            <text:p>BARRA CON RESALTE DE 3/8 x 6 <text:s/>mt (10mm)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number-columns-repeated="3"/>
          <table:table-cell table:style-name="ce30" table:number-columns-repeated="3"/>
          <table:table-cell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BA.10.12</text:p>
          </table:table-cell>
          <table:table-cell table:style-name="ce26" office:value-type="string" calcext:value-type="string">
            <text:p>BARRA CON RESALTE DE 3/8 x 12 mt ( 10 mm )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number-columns-repeated="3"/>
          <table:table-cell table:style-name="ce30" table:number-columns-repeated="3"/>
          <table:table-cell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BA.12.06</text:p>
          </table:table-cell>
          <table:table-cell table:style-name="ce26" office:value-type="string" calcext:value-type="string">
            <text:p>BARRA CON RESALTE DE <text:s/>1/2 × 6 mt ( 12 mm ) </text:p>
          </table:table-cell>
          <table:table-cell table:style-name="ce29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3"/>
          <table:table-cell table:style-name="ce30" table:number-columns-repeated="3"/>
          <table:table-cell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BA.12.12</text:p>
          </table:table-cell>
          <table:table-cell table:style-name="ce26" office:value-type="string" calcext:value-type="string">
            <text:p>BARRA CON RESALTE DE <text:s/>1/2 <text:s/>× 12 mt ( 12 mm )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number-columns-repeated="3"/>
          <table:table-cell table:style-name="ce30" table:number-columns-repeated="3"/>
          <table:table-cell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BA.58.12</text:p>
          </table:table-cell>
          <table:table-cell table:style-name="ce26" office:value-type="string" calcext:value-type="string">
            <text:p>BARRA CON RESALTE DE 5/8 x 6 <text:s/>mt ( 12 mm )</text:p>
          </table:table-cell>
          <table:table-cell table:style-name="ce29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3"/>
          <table:table-cell table:style-name="ce30" table:number-columns-repeated="3"/>
          <table:table-cell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CE.1000.0600</text:p>
          </table:table-cell>
          <table:table-cell table:style-name="ce26" office:value-type="string" calcext:value-type="string">
            <text:p>CERCHA 10.00 cm x 6.00 m (Continua)</text:p>
          </table:table-cell>
          <table:table-cell table:style-name="ce28"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CE.1500.0600</text:p>
          </table:table-cell>
          <table:table-cell table:style-name="ce26" office:value-type="string" calcext:value-type="string">
            <text:p>CERCHA 15.00 cm x 6.00 m (Contin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CONCERTINA</text:p>
          </table:table-cell>
          <table:table-cell table:style-name="ce26" office:value-type="string" calcext:value-type="string">
            <text:p>CONCERTINA GALVANIZA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CONCERTINA.DESICA</text:p>
          </table:table-cell>
          <table:table-cell table:style-name="ce26" office:value-type="string" calcext:value-type="string">
            <text:p>CONCERTINA GALVANIZADA</text:p>
          </table:table-cell>
          <table:table-cell table:style-name="ce28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DS.DC14</text:p>
          </table:table-cell>
          <table:table-cell table:style-name="ce26" office:value-type="string" calcext:value-type="string">
            <text:p>DISCO CORTE 14" DESICA PAQ 5 UNID</text:p>
          </table:table-cell>
          <table:table-cell table:style-name="ce28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DS.DC7</text:p>
          </table:table-cell>
          <table:table-cell table:style-name="ce26" office:value-type="string" calcext:value-type="string">
            <text:p>DISCO CORTE 7" DESICA CAJA 50 UNID</text:p>
          </table:table-cell>
          <table:table-cell table:style-name="ce28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DS.DD4.5</text:p>
          </table:table-cell>
          <table:table-cell table:style-name="ce26" office:value-type="string" calcext:value-type="string">
            <text:p>DISCO DESBASTE 4" 1/2 DESICA CAJA 25 UNID</text:p>
          </table:table-cell>
          <table:table-cell table:style-name="ce28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DS.DD7</text:p>
          </table:table-cell>
          <table:table-cell table:style-name="ce26" office:value-type="string" calcext:value-type="string">
            <text:p>DISCO DESBASTE 7" DESICA CAJA 25 UNID</text:p>
          </table:table-cell>
          <table:table-cell table:style-name="ce28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BRIDGE.6013.18</text:p>
          </table:table-cell>
          <table:table-cell table:style-name="ce26" office:value-type="string" calcext:value-type="string">
            <text:p>ELECTRODOS 6013 1/8 ( BRIDGE )</text:p>
          </table:table-cell>
          <table:table-cell table:style-name="ce28" office:value-type="float" office:value="10125" calcext:value-type="float">
            <text:p>101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BRIDGE.6013.332</text:p>
          </table:table-cell>
          <table:table-cell table:style-name="ce26" office:value-type="string" calcext:value-type="string">
            <text:p>ELECTRODOS 6013 3/32 ( BRIDGE )</text:p>
          </table:table-cell>
          <table:table-cell table:style-name="ce28" office:value-type="float" office:value="46505" calcext:value-type="float">
            <text:p>465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BRIDGE.7018.18</text:p>
          </table:table-cell>
          <table:table-cell table:style-name="ce26" office:value-type="string" calcext:value-type="string">
            <text:p>ELECTRODOS 7018 1/8 ( BRIDGE )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DESICA.6013.18</text:p>
          </table:table-cell>
          <table:table-cell table:style-name="ce26" office:value-type="string" calcext:value-type="string">
            <text:p>ELECTRODOS 6013 1/8" 3,2x350mm (DESICA)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DESICA.6013.332</text:p>
          </table:table-cell>
          <table:table-cell table:style-name="ce26" office:value-type="string" calcext:value-type="string">
            <text:p>ELECTRODOS 6013 3/32 ( DESICA )</text:p>
          </table:table-cell>
          <table:table-cell table:style-name="ce28" office:value-type="float" office:value="7750" calcext:value-type="float">
            <text:p>77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DESICA.7018.18</text:p>
          </table:table-cell>
          <table:table-cell table:style-name="ce26" office:value-type="string" calcext:value-type="string">
            <text:p>ELECTRODOS 7018 1/8 ( DESICA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DS-332E6013</text:p>
          </table:table-cell>
          <table:table-cell table:style-name="ce26" office:value-type="string" calcext:value-type="string">
            <text:p>ELECTRODOS 6013 3/32 2,5x350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HINACA.6013.18</text:p>
          </table:table-cell>
          <table:table-cell table:style-name="ce26" office:value-type="string" calcext:value-type="string">
            <text:p>ELECTRODOS 6013 1/8" ( HINACA )</text:p>
          </table:table-cell>
          <table:table-cell table:style-name="ce28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HINACA.7018.18</text:p>
          </table:table-cell>
          <table:table-cell table:style-name="ce26" office:value-type="string" calcext:value-type="string">
            <text:p>ELECTRODOS 7018 1/8" ( HINACA )</text:p>
          </table:table-cell>
          <table:table-cell table:style-name="ce29"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TUNGSTENO</text:p>
          </table:table-cell>
          <table:table-cell table:style-name="ce26" office:value-type="string" calcext:value-type="string">
            <text:p>ELECTRODO TUNGSTENO</text:p>
          </table:table-cell>
          <table:table-cell table:style-name="ce28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LAM.1100X2400.3.0</text:p>
          </table:table-cell>
          <table:table-cell table:style-name="ce26" office:value-type="string" calcext:value-type="string">
            <text:p>LAMINA HIERRO NEGRO 1100 X 2400 mm Ø 3 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LAM.1200X2400.12.0</text:p>
          </table:table-cell>
          <table:table-cell table:style-name="ce26" office:value-type="string" calcext:value-type="string">
            <text:p>LAMINA HIERRO NEGRO 1200 X 2400 mm Ø 12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LAM.1200X2400.2.8</text:p>
          </table:table-cell>
          <table:table-cell table:style-name="ce26" office:value-type="string" calcext:value-type="string">
            <text:p>LAMINA HIERRO NEGRO 1200 X 2400 mm Ø 2 .8 mm</text:p>
          </table:table-cell>
          <table:table-cell table:style-name="ce29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LAM.1200X2400.3.0</text:p>
          </table:table-cell>
          <table:table-cell table:style-name="ce26" office:value-type="string" calcext:value-type="string">
            <text:p>LAMINA HIERRO NEGRO 1200 X 2400 mm Ø 3 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LAM.1200X2400.4.0</text:p>
          </table:table-cell>
          <table:table-cell table:style-name="ce26" office:value-type="string" calcext:value-type="string">
            <text:p>LAMINA HIERRO NEGRO 1200 X 2400 mm Ø 4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LAM.1200X2400.5.0</text:p>
          </table:table-cell>
          <table:table-cell table:style-name="ce26" office:value-type="string" calcext:value-type="string">
            <text:p>LAMINA HIERRO NEGRO 1200 X 2400 mm Ø 5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LAM.1200X2400.6.0</text:p>
          </table:table-cell>
          <table:table-cell table:style-name="ce26" office:value-type="string" calcext:value-type="string">
            <text:p>LAMINA HIERRO NEGRO 1200 X 2400 mm Ø 6.0 mm</text:p>
          </table:table-cell>
          <table:table-cell table:style-name="ce29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LAM.1200X2400.7.0</text:p>
          </table:table-cell>
          <table:table-cell table:style-name="ce26" office:value-type="string" calcext:value-type="string">
            <text:p>LAMINA HIERRO NEGRO 1200 X 2400 mm Ø 7.0 mm</text:p>
          </table:table-cell>
          <table:table-cell table:style-name="ce29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LAM.1200X2400.8.0</text:p>
          </table:table-cell>
          <table:table-cell table:style-name="ce26" office:value-type="string" calcext:value-type="string">
            <text:p>LAMINA HIERRO NEGRO 1200 X 2400 mm Ø 8.0 mm</text:p>
          </table:table-cell>
          <table:table-cell table:style-name="ce29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LAM.1200X2400.9.0</text:p>
          </table:table-cell>
          <table:table-cell table:style-name="ce26" office:value-type="string" calcext:value-type="string">
            <text:p>LAMINA HIERRO NEGRO 1200 X 2400 mm Ø 9.0 mm</text:p>
          </table:table-cell>
          <table:table-cell table:style-name="ce29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MAGADE2SX1</text:p>
          </table:table-cell>
          <table:table-cell table:style-name="ce26" office:value-type="string" calcext:value-type="string">
            <text:p>MALLA GALLINERO DESICA 2" x 1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MAGADE2X1.65</text:p>
          </table:table-cell>
          <table:table-cell table:style-name="ce26" office:value-type="string" calcext:value-type="string">
            <text:p>MALLA GALLINERO DESICA 2" x 1,65m</text:p>
          </table:table-cell>
          <table:table-cell table:style-name="ce28"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MAGAHI2X1</text:p>
          </table:table-cell>
          <table:table-cell table:style-name="ce26" office:value-type="string" calcext:value-type="string">
            <text:p>MALLA GALLINERO HINACA 2" x 1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MAGAHI2X1.65</text:p>
          </table:table-cell>
          <table:table-cell table:style-name="ce26" office:value-type="string" calcext:value-type="string">
            <text:p>MALLA GALLINERO HINACA 2" x 1,65m</text:p>
          </table:table-cell>
          <table:table-cell table:style-name="ce2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MAPADE0.5</text:p>
          </table:table-cell>
          <table:table-cell table:style-name="ce26" office:value-type="string" calcext:value-type="string">
            <text:p>MALLA PAJARERA DESICA 1/2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MAPADE0.75</text:p>
          </table:table-cell>
          <table:table-cell table:style-name="ce26" office:value-type="string" calcext:value-type="string">
            <text:p>MALLA PAJARERA DESICA 3/4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MAPAHI0.5</text:p>
          </table:table-cell>
          <table:table-cell table:style-name="ce26" office:value-type="string" calcext:value-type="string">
            <text:p>MALLA PAJARERA HINACA 1/2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MAPAHI0.75</text:p>
          </table:table-cell>
          <table:table-cell table:style-name="ce26" office:value-type="string" calcext:value-type="string">
            <text:p>MALLA PAJARERA HINACA 3/4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MAPO0.812X1</text:p>
          </table:table-cell>
          <table:table-cell table:style-name="ce26" office:value-type="string" calcext:value-type="string">
            <text:p>MALLA POLLITO 0.812 mm x 1 m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number-columns-repeated="3"/>
          <table:table-cell table:style-name="ce30" table:number-columns-repeated="3"/>
          <table:table-cell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R.0505.450.100</text:p>
          </table:table-cell>
          <table:table-cell table:style-name="ce26" office:value-type="string" calcext:value-type="string">
            <text:p>MALLAS TRUCKSON 100 mt2 150×150 3,43 mm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R.0505.450.120</text:p>
          </table:table-cell>
          <table:table-cell table:style-name="ce26" office:value-type="string" calcext:value-type="string">
            <text:p>MALLAS TRUCKSON 120MTS2 <text:s/>5x5 <text:s/>4,5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R.1515.320.025</text:p>
          </table:table-cell>
          <table:table-cell table:style-name="ce26" office:value-type="string" calcext:value-type="string">
            <text:p>MALLA PIDA 25mt2 × 3,20 mm</text:p>
          </table:table-cell>
          <table:table-cell table:style-name="ce29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R.1515.320.050</text:p>
          </table:table-cell>
          <table:table-cell table:style-name="ce26" office:value-type="string" calcext:value-type="string">
            <text:p>MALLA PIDA 50mt2 × 3,20 mm</text:p>
          </table:table-cell>
          <table:table-cell table:style-name="ce29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R.1515.320.075</text:p>
          </table:table-cell>
          <table:table-cell table:style-name="ce26" office:value-type="string" calcext:value-type="string">
            <text:p>MALLA PIDA 75 mt2 × 3,2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R.1515.320.100</text:p>
          </table:table-cell>
          <table:table-cell table:style-name="ce26" office:value-type="string" calcext:value-type="string">
            <text:p>MALLA PIDA 100mt2 × 3,2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R.1515.343.020</text:p>
          </table:table-cell>
          <table:table-cell table:style-name="ce26" office:value-type="string" calcext:value-type="string">
            <text:p>MALLAS TRUCKSON 20 mt2 <text:s/>150x150 <text:s/>3,43 mm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R.1515.343.025</text:p>
          </table:table-cell>
          <table:table-cell table:style-name="ce26" office:value-type="string" calcext:value-type="string">
            <text:p>MALLAS TRUCKSON 25 mt2 150×150 3,43 mm</text:p>
          </table:table-cell>
          <table:table-cell table:style-name="ce29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R.1515.343.050</text:p>
          </table:table-cell>
          <table:table-cell table:style-name="ce26" office:value-type="string" calcext:value-type="string">
            <text:p>MALLAS TRUCKSON 50 mt2 150×150 3,43 mm </text:p>
          </table:table-cell>
          <table:table-cell table:style-name="ce29"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R.1515.343.100</text:p>
          </table:table-cell>
          <table:table-cell table:style-name="ce26" office:value-type="string" calcext:value-type="string">
            <text:p>MALLAS TRUCKSON 100 mt2 150×150 3,43 mm </text:p>
          </table:table-cell>
          <table:table-cell table:style-name="ce29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R.1515.343.120</text:p>
          </table:table-cell>
          <table:table-cell table:style-name="ce26" office:value-type="string" calcext:value-type="string">
            <text:p>MALLAS TRUCKSON 120 mt2 150×150 3,43 mm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P.1515.343.POP</text:p>
          </table:table-cell>
          <table:table-cell table:style-name="ce26" office:value-type="string" calcext:value-type="string">
            <text:p>MALLA POP 1,95x2,45 <text:s/>mt2 <text:s/>150X150 3,43 mm</text:p>
          </table:table-cell>
          <table:table-cell table:style-name="ce29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P.1660.0505.096L</text:p>
          </table:table-cell>
          <table:table-cell table:style-name="ce26" office:value-type="string" calcext:value-type="string">
            <text:p>MALLA PLANA 1,6x6.00 <text:s/>mt2 <text:s/>150X150 5.00 mm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P.EXTERNA.33</text:p>
          </table:table-cell>
          <table:table-cell table:style-name="ce26" office:value-type="string" calcext:value-type="string">
            <text:p>MALLA PLANA ESPECIAL 4.50 <text:s/>mm x 4.00 mm <text:s/>( EXTERNA 33" ) <text:s/>esp 100 x 200 c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P.EXTERNA.48</text:p>
          </table:table-cell>
          <table:table-cell table:style-name="ce26" office:value-type="string" calcext:value-type="string">
            <text:p>MALLA PLANA ESPECIAL 6.50 mm x 5.00 mm ( EXTERNA 48" ) esp 100 x 200 c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P.INTERNA.33</text:p>
          </table:table-cell>
          <table:table-cell table:style-name="ce26" office:value-type="string" calcext:value-type="string">
            <text:p>MALLA PLANA ESPECIAL 5.50 mm x 4.50 mm ( INTERNA 33" ) <text:s/>esp 100 x 200 c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P.INTERNA.48</text:p>
          </table:table-cell>
          <table:table-cell table:style-name="ce26" office:value-type="string" calcext:value-type="string">
            <text:p>MALLA PLANA ESPECIAL 7.00 mm x 5.00 mm ( INTERNA 48" ) esp 100 x 200 cm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ATERIAL.EXTRAORDINARIO</text:p>
          </table:table-cell>
          <table:table-cell table:style-name="ce26" office:value-type="string" calcext:value-type="string">
            <text:p>MATERIAL EXTRAORDINARI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number-columns-repeated="4"/>
          <table:table-cell table:style-name="ce30" table:number-columns-repeated="3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TUB.E2100X50X42.12</text:p>
          </table:table-cell>
          <table:table-cell table:style-name="ce26" office:value-type="string" calcext:value-type="string">
            <text:p>TUBO ESTRUCTURAL 100X50X12 m 4.2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TUB.E2100X50X42.6</text:p>
          </table:table-cell>
          <table:table-cell table:style-name="ce26" office:value-type="string" calcext:value-type="string">
            <text:p>TUBO ESTRUCTURAL 100X50X6 m 4.2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TUB.E260X90X42.12</text:p>
          </table:table-cell>
          <table:table-cell table:style-name="ce26" office:value-type="string" calcext:value-type="string">
            <text:p>TUBO ESTRUCTURAL 260X90X12 m 4.2 mm</text:p>
          </table:table-cell>
          <table:table-cell table:style-name="ce29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0" office:value-type="float" office:value="1000039" calcext:value-type="float">
            <text:p>1000039</text:p>
          </table:table-cell>
          <table:table-cell table:style-name="ce20" office:value-type="float" office:value="1000030" calcext:value-type="float">
            <text:p>1000030</text:p>
          </table:table-cell>
          <table:table-cell table:style-name="ce26" office:value-type="string" calcext:value-type="string">
            <text:p>ME.TUB.E260X90X42.6</text:p>
          </table:table-cell>
          <table:table-cell table:style-name="ce26" office:value-type="string" calcext:value-type="string">
            <text:p>TUBO ESTRUCTURAL 260X90X6 m 4.2 mm</text:p>
          </table:table-cell>
          <table:table-cell table:style-name="ce2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4" table:number-rows-repeated="1048465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swiss"/>
    <style:font-face style:name="Liberation Mono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V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08:25:02.3839076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1:34:52.406902783</meta:creation-date>
    <dc:date>2024-08-08T09:24:24.995236415</dc:date>
    <meta:editing-duration>P1DT10H38M45S</meta:editing-duration>
    <meta:editing-cycles>172</meta:editing-cycles>
    <meta:generator>LibreOffice/7.0.4.2$Linux_X86_64 LibreOffice_project/00$Build-2</meta:generator>
    <meta:document-statistic meta:table-count="1" meta:cell-count="770" meta:object-count="0"/>
  </office:meta>
</office:document-meta>
</file>